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2.61111in" presentation:class="title" presentation:placeholder="false">
          <draw:text-box>
            <text:p text:style-name="a385" text:class-names="" text:cond-style-name=""><text:span text:style-name="a381" text:class-names="">Fast</text:span><text:span text:style-name="a382" text:class-names=""><text:s text:c="2"/></text:span><text:span text:style-name="a383" text:class-names="">credit portfolio analysis</text:span><text:span text:style-name="a384" text:class-names=""/></text:p>
          </draw:text-box>
          <svg:title/>
          <svg:desc/>
        </draw:frame>
        <draw:frame draw:id="id64" presentation:style-name="a393" draw:name="Subtitle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7" text:class-names="">Credit risk+ FFT approaches</text:span></text:p>
            <text:p text:style-name="a392" text:class-names="" text:cond-style-name=""><text:span text:style-name="a389" text:class-names="">Francisco<text:s text:c="1"/></text:span><text:span text:style-name="a390" text:class-names="">Núñez</text:span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frame draw:id="id65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Description of the problem</text:span><text:span text:style-name="a396" text:class-names=""/></text:p>
          </draw:text-box>
          <svg:title/>
          <svg:desc/>
        </draw:frame>
        <draw:frame draw:id="id66" presentation:style-name="a440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Given a portfolio with N obligors, compute the aggregate portfolio los given a time horizon of one year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The results of this calculation need to represent <text:s text:c="1"/>“reliable” losses for confident levels of 99%, 99.9% and 99.97%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08" text:class-names="">The</text:span><text:span text:style-name="a409" text:class-names=""><text:s text:c="1"/></text:span><text:span text:style-name="a410" text:class-names="">approximated</text:span><text:span text:style-name="a411" text:class-names=""><text:s text:c="1"/></text:span><text:span text:style-name="a412" text:class-names="">loss</text:span><text:span text:style-name="a413" text:class-names=""><text:s text:c="1"/></text:span><text:span text:style-name="a414" text:class-names="">levels</text:span><text:span text:style-name="a415" text:class-names=""><text:s text:c="1"/></text:span><text:span text:style-name="a416" text:class-names="">can</text:span><text:span text:style-name="a417" text:class-names=""><text:s text:c="1"/></text:span><text:span text:style-name="a418" text:class-names="">be</text:span><text:span text:style-name="a419" text:class-names=""><text:s text:c="1"/></text:span><text:span text:style-name="a420" text:class-names="">used</text:span><text:span text:style-name="a421" text:class-names=""><text:s text:c="1"/></text:span><text:span text:style-name="a422" text:class-names="">as estimated</text:span><text:span text:style-name="a423" text:class-names=""><text:s text:c="1"/></text:span><text:span text:style-name="a424" text:class-names="">credit</text:span><text:span text:style-name="a425" text:class-names=""><text:s text:c="1"/></text:span><text:span text:style-name="a426" text:class-names="">ERC</text:span><text:span text:style-name="a427" text:class-names=""><text:s text:c="1"/></text:span><text:span text:style-name="a428" text:class-names="">values in</text:span><text:span text:style-name="a429" text:class-names=""><text:s text:c="1"/></text:span><text:span text:style-name="a430" text:class-names="">sub-models</text:span><text:span text:style-name="a431" text:class-names=""><text:s text:c="1"/></text:span><text:span text:style-name="a432" text:class-names="">including</text:span><text:span text:style-name="a433" text:class-names=""><text:s text:c="1"/></text:span><text:span text:style-name="a434" text:class-names="">material</text:span><text:span text:style-name="a435" text:class-names=""><text:s text:c="1"/></text:span><text:span text:style-name="a436" text:class-names="">investment in credit derivatives such as pension funds or emerging market credit portfolios.</text:span><text:span text:style-name="a437" text:class-names=""/></text:p>
              </text:list-item>
            </text:list>
          </draw:text-box>
          <svg:title/>
          <svg:desc/>
        </draw:frame>
      </draw:page>
      <draw:page draw:name="Slide3" draw:style-name="a441" draw:master-page-name="Master1-Layout2-obj-Title-and-Content" presentation:presentation-page-layout-name="Master1-PPL2" draw:id="Slide-258">
        <draw:frame draw:id="id67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Assumption</text:span><text:span text:style-name="a443" text:class-names="">s</text:span></text:p>
          </draw:text-box>
          <svg:title/>
          <svg:desc/>
        </draw:frame>
        <draw:frame draw:id="id68" presentation:style-name="a500" draw:name="Content Placehold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Three main assumptions are considered:</text:span></text:p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49" text:class-names="">Obligors follow a known default distribution, which can be Binomial,<text:s text:c="1"/></text:span><text:span text:style-name="a450" text:class-names="">P</text:span><text:span text:style-name="a451" text:class-names="">oisson or Negative<text:s text:c="1"/></text:span><text:span text:style-name="a452" text:class-names="">B</text:span><text:span text:style-name="a453" text:class-names="">inomial. The assumption of a distribution is critical to obtain analytical formulas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Regarding the correlation among obligors we cover two cases: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59" text:class-names="">Obligors</text:span><text:span text:style-name="a460" text:class-names=""><text:s text:c="1"/></text:span><text:span text:style-name="a461" text:class-names="">are</text:span><text:span text:style-name="a462" text:class-names=""><text:s text:c="1"/></text:span><text:span text:style-name="a463" text:class-names="">independent, and hence we consider that counterparty defaults are happening independently. This case assumes that obligor can default following a binomial or Poisson distribution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66" text:class-names="">Obligors</text:span><text:span text:style-name="a467" text:class-names=""><text:s text:c="1"/></text:span><text:span text:style-name="a468" text:class-names="">show</text:span><text:span text:style-name="a469" text:class-names=""><text:s text:c="1"/></text:span><text:span text:style-name="a470" text:class-names="">unconditional correlation</text:span><text:span text:style-name="a471" text:class-names=""><text:s text:c="1"/></text:span><text:span text:style-name="a472" text:class-names="">structure. This case assumes that obligors support a factor decomposition, namely a main “own” risk (idiosyncratic) and a series of systematic factors (market risk) such as MSCI World, GDP per region, VIX etc</text:span><text:span text:style-name="a473" text:class-names="">...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76" text:class-names="">Variability</text:span><text:span text:style-name="a477" text:class-names=""><text:s text:c="1"/></text:span><text:span text:style-name="a478" text:class-names="">of</text:span><text:span text:style-name="a479" text:class-names=""><text:s text:c="1"/></text:span><text:span text:style-name="a480" text:class-names="">the</text:span><text:span text:style-name="a481" text:class-names=""><text:s text:c="1"/></text:span><text:span text:style-name="a482" text:class-names="">default</text:span><text:span text:style-name="a483" text:class-names=""><text:s text:c="1"/></text:span><text:span text:style-name="a484" text:class-names="">rates</text:span><text:span text:style-name="a485" text:class-names=""><text:s text:c="1"/></text:span><text:span text:style-name="a486" text:class-names="">can</text:span><text:span text:style-name="a487" text:class-names=""><text:s text:c="1"/></text:span><text:span text:style-name="a488" text:class-names="">be</text:span><text:span text:style-name="a489" text:class-names=""><text:s text:c="1"/></text:span><text:span text:style-name="a490" text:class-names="">modelled</text:span><text:span text:style-name="a491" text:class-names=""><text:s text:c="1"/></text:span><text:span text:style-name="a492" text:class-names="">using</text:span><text:span text:style-name="a493" text:class-names=""><text:s text:c="1"/></text:span><text:span text:style-name="a494" text:class-names="">a</text:span><text:span text:style-name="a495" text:class-names=""><text:s text:c="1"/></text:span><text:span text:style-name="a496" text:class-names="">mixed Poisson model where the rates of arrival are stochastic</text:span><text:span text:style-name="a4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01" draw:master-page-name="Master1-Layout2-obj-Title-and-Content" presentation:presentation-page-layout-name="Master1-PPL2" draw:id="Slide-259">
        <draw:frame draw:id="id69" presentation:style-name="a505" draw:name="Title 1" svg:x="0.91667in" svg:y="0.39931in" svg:width="11.5in" svg:height="1.44965in" presentation:class="title" presentation:placeholder="false">
          <draw:text-box>
            <text:p text:style-name="a504" text:class-names="" text:cond-style-name=""><text:span text:style-name="a502" text:class-names="">Assumptions II</text:span><text:span text:style-name="a503" text:class-names=""/></text:p>
          </draw:text-box>
          <svg:title/>
          <svg:desc/>
        </draw:frame>
        <draw:frame draw:id="id70" presentation:style-name="a523" draw:name="Content Placeholder 2" svg:x="0.91667in" svg:y="1.99653in" svg:width="11.5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06" text:class-names="">The</text:span><text:span text:style-name="a507" text:class-names=""><text:s text:c="1"/></text:span><text:span text:style-name="a508" text:class-names="">implementation</text:span><text:span text:style-name="a509" text:class-names=""><text:s text:c="1"/></text:span><text:span text:style-name="a510" text:class-names="">is based</text:span><text:span text:style-name="a511" text:class-names=""><text:s text:c="1"/></text:span><text:span text:style-name="a512" text:class-names="">on</text:span><text:span text:style-name="a513" text:class-names=""><text:s text:c="1"/></text:span><text:span text:style-name="a514" text:class-names="">the</text:span><text:span text:style-name="a515" text:class-names=""><text:s text:c="1"/></text:span><text:span text:style-name="a516" text:class-names="">calculation of the characteristic function per each case and rebuilt the aggregate losses of the portfolio though Fourier transform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19" text:class-names="">This method obliges to have an analytical expression for all the involved probability generating functions, which are in our current case: binomial, Poisson, Negative Binomial and Gamma-Poisson mixture</text:span><text:span text:style-name="a520" text:class-names=""/></text:p>
              </text:list-item>
            </text:list>
          </draw:text-box>
          <svg:title/>
          <svg:desc/>
        </draw:frame>
      </draw:page>
      <draw:page draw:name="Slide5" draw:style-name="a524" draw:master-page-name="Master1-Layout2-obj-Title-and-Content" presentation:presentation-page-layout-name="Master1-PPL2" draw:id="Slide-260">
        <draw:frame draw:id="id71" presentation:style-name="a528" draw:name="Title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5" text:class-names="">Results: 1 sector</text:span><text:span text:style-name="a526" text:class-names=""/></text:p>
          </draw:text-box>
          <svg:title/>
          <svg:desc/>
        </draw:frame>
        <draw:frame draw:id="id72" presentation:style-name="a529" draw:name="Content Placeholder 4" svg:x="0.53867in" svg:y="2.1199in" svg:width="5.7965in" svg:height="3.9168in" style:rel-width="scale" style:rel-height="scale" presentation:class="graphic" presentation:placeholder="false">
          <draw:image xlink:href="media/image1.emf" xlink:type="simple" xlink:show="embed" xlink:actuate="onLoad"/>
          <svg:title/>
          <svg:desc/>
        </draw:frame>
        <draw:frame draw:id="id73" draw:style-name="a555" draw:name="TextBox 5" svg:x="6.73394in" svg:y="1.40367in" svg:width="5.31193in" svg:height="3.4332in">
          <draw:text-box>
            <text:p text:style-name="a531" text:class-names="" text:cond-style-name=""><text:span text:style-name="a530" text:class-names="">The picture shows a portfolio of 150 obligors with a PD of 8% and volatility of 5%.</text:span></text:p>
            <text:p text:style-name="a539" text:class-names="" text:cond-style-name=""><text:span text:style-name="a532" text:class-names="">The</text:span><text:span text:style-name="a533" text:class-names=""><text:s text:c="1"/></text:span><text:span text:style-name="a534" text:class-names="">exposures</text:span><text:span text:style-name="a535" text:class-names=""><text:s text:c="1"/></text:span><text:span text:style-name="a536" text:class-names="">are</text:span><text:span text:style-name="a537" text:class-names=""><text:s text:c="1"/></text:span><text:span text:style-name="a538" text:class-names="">generated randomly with values from 1m to 15m $.</text:span></text:p>
            <text:p text:style-name="a547" text:class-names="" text:cond-style-name=""><text:span text:style-name="a540" text:class-names="">The quantification</text:span><text:span text:style-name="a541" text:class-names=""><text:s text:c="1"/></text:span><text:span text:style-name="a542" text:class-names="">factor</text:span><text:span text:style-name="a543" text:class-names=""><text:s text:c="1"/></text:span><text:span text:style-name="a544" text:class-names="">is</text:span><text:span text:style-name="a545" text:class-names=""><text:s text:c="1"/></text:span><text:span text:style-name="a546" text:class-names="">2m$</text:span></text:p>
            <text:p text:style-name="a549" text:class-names="" text:cond-style-name=""><text:span text:style-name="a548" text:class-names=""/></text:p>
            <text:p text:style-name="a551" text:class-names="" text:cond-style-name=""><text:span text:style-name="a550" text:class-names="">The Blue curve denotes the probability density distribution for independent obligors following a Poisson default distribution.</text:span></text:p>
            <text:p text:style-name="a554" text:class-names="" text:cond-style-name=""><text:span text:style-name="a552" text:class-names="">The Gray curve incorporates a 1 factor Gamma distribution for the default rate of default.</text:span><text:span text:style-name="a5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1/200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/1/200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/1/200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/1/200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/1/200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/1/200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/1/200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/1/200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/1/200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/1/200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/1/200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/1/200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ast  credit portfolio analysis</dc:title>
    <meta:initial-creator>fran nunez</meta:initial-creator>
    <dc:creator>fran nunez</dc:creator>
    <meta:creation-date>2018-06-27T06:05:50Z</meta:creation-date>
    <dc:date>2018-06-27T07:56:39Z</dc:date>
    <meta:template xlink:href="" xlink:type="simple"/>
    <meta:editing-cycles>3</meta:editing-cycles>
    <meta:editing-duration>PT6649S</meta:editing-duration>
    <meta:document-statistic meta:paragraph-count="25" meta:word-count="363"/>
  </office:meta>
</office:document-meta>
</file>